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Ultrafine_20_Dashe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345 In Class Notes Friday 10-17</text:p>
      <text:p text:style-name="Standard"/>
      <text:p text:style-name="Standard">Interface implementation</text:p>
      <text:p text:style-name="Standard"/>
      <text:p text:style-name="Standard">Define a class</text:p>
      <text:p text:style-name="Standard"><text:tab/>Cow extends Sprite </text:p>
      <text:p text:style-name="Standard"><text:tab/><text:tab/>Cow is_a Sprite</text:p>
      <text:p text:style-name="Standard"><text:tab/><text:tab/>Cow has all Sprite methods</text:p>
      <text:p text:style-name="Standard"><text:tab/><text:tab/>Unless otherwise specified, cow uses same implementation</text:p>
      <text:p text:style-name="Standard"><text:tab/>Cow implements Living</text:p>
      <text:p text:style-name="Standard"><text:tab/><text:tab/>Cow is_a Living</text:p>
      <text:p text:style-name="Standard"><text:tab/><text:tab/>Cow (must) have all living methods</text:p>
      <text:p text:style-name="Standard"><text:tab/><text:tab/>All implementation of methods yet to be done</text:p>
      <text:p text:style-name="Standard">Implementable interface</text:p>
      <text:p text:style-name="Standard"><text:tab/>Make a new interface living</text:p>
      <text:p text:style-name="Standard"><text:tab/>Define mandatory public functions</text:p>
      <text:p text:style-name="Standard"><text:tab/><text:tab/>public function getMass():int;</text:p>
      <text:p text:style-name="Standard"><text:tab/><text:tab/>public function beFed(item:food, qty:uint):void;</text:p>
      <text:p text:style-name="Standard">New class Cow extends Sprite implements living, edible</text:p>
      <text:p text:style-name="Standard"><text:tab/>Must implement </text:p>
      <text:p text:style-name="Standard"><text:tab/><text:tab/>public function getMass():int {</text:p>
      <text:p text:style-name="Standard"><text:tab/><text:tab/><text:tab/>return random (300,500);</text:p>
      <text:p text:style-name="Standard"><text:tab/><text:tab/>}</text:p>
      <text:p text:style-name="Standard"><text:tab/><text:tab/>public function beFed(item:food, qty:uint):void {</text:p>
      <text:p text:style-name="Standard"><text:tab/><text:tab/><text:tab/>moo();</text:p>
      <text:p text:style-name="Standard"><text:tab/><text:tab/>}</text:p>
      <text:p text:style-name="P1"/>
      <text:p text:style-name="P1"><draw:line text:anchor-type="paragraph" draw:z-index="1" draw:style-name="gr1" draw:text-style-name="P3" svg:x1="3.6098in" svg:y1="0.1846in" svg:x2="4.9535in" svg:y2="0.5598in"><text:p/></draw:line><draw:line text:anchor-type="paragraph" draw:z-index="0" draw:style-name="gr1" draw:text-style-name="P3" svg:x1="1.8598in" svg:y1="0.6118in" svg:x2="3.2972in" svg:y2="0.1846in"><text:p/></draw:line>Physical</text:p>
      <text:p text:style-name="P2"><draw:line text:anchor-type="paragraph" draw:z-index="11" draw:style-name="gr3" draw:text-style-name="P3" svg:x1="5.9953in" svg:y1="0.1598in" svg:x2="6.0787in" svg:y2="0.8264in"><text:p/></draw:line><draw:line text:anchor-type="paragraph" draw:z-index="12" draw:style-name="gr3" draw:text-style-name="P3" svg:x1="5.3287in" svg:y1="0.1701in" svg:x2="1.7661in" svg:y2="0.8157in"><text:p/></draw:line>CanTakeDamage interface<text:tab/><text:tab/><text:tab/><text:tab/><text:tab/><text:tab/><text:tab/>badToTouch interface</text:p>
      <text:p text:style-name="P2"><draw:line text:anchor-type="paragraph" draw:z-index="7" draw:style-name="gr2" draw:text-style-name="P3" svg:x1="0.4531in" svg:y1="0.0098in" svg:x2="0.3075in" svg:y2="0.6244in"><text:p/></draw:line><draw:line text:anchor-type="paragraph" draw:z-index="8" draw:style-name="gr3" draw:text-style-name="P3" svg:x1="0.7035in" svg:y1="0.0201in" svg:x2="1.1933in" svg:y2="0.6283in"><text:p/></draw:line><draw:line text:anchor-type="paragraph" draw:z-index="9" draw:style-name="gr1" draw:text-style-name="P3" svg:x1="1.1929in" svg:y1="0.0201in" svg:x2="1.9846in" svg:y2="0.6346in"><text:p/></draw:line><draw:line text:anchor-type="paragraph" draw:z-index="10" draw:style-name="gr3" draw:text-style-name="P3" svg:x1="1.0366in" svg:y1="0.0201in" svg:x2="3.974in" svg:y2="0.6244in"><text:p/></draw:line></text:p>
      <text:p text:style-name="P2"><draw:line text:anchor-type="paragraph" draw:z-index="2" draw:style-name="gr1" draw:text-style-name="P3" svg:x1="5.0787in" svg:y1="0.1764in" svg:x2="4.6307in" svg:y2="0.3846in"><text:p/></draw:line><draw:line text:anchor-type="paragraph" draw:z-index="4" draw:style-name="gr1" draw:text-style-name="P3" svg:x1="1.7661in" svg:y1="0.1866in" svg:x2="2.1516in" svg:y2="0.3949in"><text:p/></draw:line><text:tab/><text:tab/><text:tab/>Living<text:tab/><text:tab/><text:tab/><text:tab/><text:tab/><text:tab/><text:tab/>Wall</text:p>
      <text:p text:style-name="P2"><draw:line text:anchor-type="paragraph" draw:z-index="3" draw:style-name="gr1" draw:text-style-name="P3" svg:x1="5.2035in" svg:y1="0.0055in" svg:x2="5.9327in" svg:y2="0.2657in"><text:p/></draw:line><draw:line text:anchor-type="paragraph" draw:z-index="5" draw:style-name="gr1" draw:text-style-name="P3" svg:x1="1.6303in" svg:y1="0.0055in" svg:x2="1.3075in" svg:y2="0.2035in"><text:p/></draw:line><draw:line text:anchor-type="paragraph" draw:z-index="6" draw:style-name="gr1" draw:text-style-name="P3" svg:x1="0.4638in" svg:y1="0.2453in" svg:x2="1.5472in" svg:y2="0.0055in"><text:p/></draw:line></text:p>
      <text:p text:style-name="P2">Player<text:tab/><text:tab/>Saw_Robot<text:tab/>Clone<text:tab/><text:tab/><text:tab/><text:tab/>Breakable_wall<text:tab/>Broken_window</text:p>
      <text:p text:style-name="P2"/>
      <text:p text:style-name="P2">Collision detected w/ obj1</text:p>
      <text:p text:style-name="P2"><text:tab/>if obj1 is_a badToTouch</text:p>
      <text:p text:style-name="P2"><text:tab/><text:tab/>takeDamage()</text:p>
      <text:p text:style-name="P2"/>
      <text:p text:style-name="P2">syntax is: New_Class exetends ________ implements ________, _________, _________, ...</text:p>
      <text:p text:style-name="P2"/>
      <text:p text:style-name="P2">When inheriting (extends)</text:p>
      <text:p text:style-name="P2">(Construction)</text:p>
      <text:p text:style-name="P2"><text:tab/>public function Cow():void {</text:p>
      <text:p text:style-name="P2"><text:tab/><text:tab/>super();</text:p>
      <text:p text:style-name="P2"><text:tab/><text:tab/>//rest of Cow setup</text:p>
      <text:p text:style-name="P2"><text:tab/>}</text:p>
      <text:p text:style-name="P2">(Overriding inherited functions)</text:p>
      <text:p text:style-name="P2"><text:tab/>override function cleanUp(){</text:p>
      <text:p text:style-name="P2"><text:tab/><text:tab/>super.cleanUp()</text:p>
      <text:p text:style-name="P2"><text:tab/><text:tab/>//rest of code</text:p>
      <text:p text:style-name="P2"><text:tab/>}</text:p>
      <text:p text:style-name="P2"/>
      <text:p text:style-name="P2">interface Rectangle {</text:p>
      <text:p text:style-name="P2"><text:tab/>setSize(x:size, y:size);</text:p>
      <text:p text:style-name="P2">}</text:p>
      <text:p text:style-name="P2"/>
      <text:p text:style-name="P2">class Square implements Rectangle {</text:p>
      <text:p text:style-name="P2"><text:tab/>override function setSize(edgeLen, other) {</text:p>
      <text:p text:style-name="P2"><text:tab/><text:tab/>if edgeLen != <text:s/>other</text:p>
      <text:p text:style-name="P2"><text:tab/><text:tab/><text:tab/>then size mismatch</text:p>
      <text:p text:style-name="P2"><text:tab/><text:tab/>else super.setSize(edgeLen, edgeLen)</text:p>
      <text:p text:style-name="P2"><text:tab/>}</text:p>
      <text:p text:style-name="P2">}</text:p>
      <text:p text:style-name="P2"/>
      <text:p text:style-name="P2">Square class {</text:p>
      <text:p text:style-name="P2"><text:tab/>var rect:rectangle</text:p>
      <text:p text:style-name="P2"><text:tab/>func setSize(edgeLen)</text:p>
      <text:p text:style-name="P2"><text:tab/><text:tab/>rect.setSize(edgeLen, edgeLen)</text:p>
      <text:p text:style-name="P2"><text:tab/>func getInfo()</text:p>
      <text:p text:style-name="P2"><text:tab/><text:tab/>return rect.getInfo()</text:p>
      <text:p text:style-name="P2">}</text:p>
      <text:p text:style-name="P2"/>
      <text:p text:style-name="P2">interface Shape {</text:p>
      <text:p text:style-name="P2"><text:tab/>getxExtent</text:p>
      <text:p text:style-name="P2"><text:tab/>getPosition</text:p>
      <text:p text:style-name="P2"><text:tab/>getInfo</text:p>
      <text:p text:style-name="P2">}</text:p>
      <text:p text:style-name="P2"/>
      <text:p text:style-name="P2">Rectange implements Shape</text:p>
      <text:p text:style-name="P2">Square implements Shape</text:p>
      <text:p text:style-name="P2"/>
      <text:p text:style-name="P2">Interfaces can implement interfaces</text:p>
      <text:p text:style-name="P2">Classes can extends classes and implement intefaces</text:p>
      <text:p text:style-name="P2">Anything which extends a class that implements gets that implementation</text:p>
      <text:p text:style-name="P2"/>
      <text:p text:style-name="P2">Static methods and variables – belong to the class, not a particular instantiation of that class</text:p>
      <text:p text:style-name="P2"><text:tab/>static methods can only use static methods and variables</text:p>
      <text:p text:style-name="P2"><text:tab/>static variables are like constants, or “magic numbers”</text:p>
      <text:p text:style-name="P2">Final classes (like flash.Math) cannot be extended</text:p>
      <text:p text:style-name="P2"><text:tab/>Math is a library class of static methods and variables, we don't make Math objects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10-17T10:34:26</meta:creation-date>
    <dc:date>2008-10-17T11:27:47</dc:date>
    <meta:editing-cycles>1</meta:editing-cycles>
    <meta:editing-duration>PT6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5" meta:word-count="282" meta:character-count="2090"/>
  </office:meta>
</office:document-meta>
</file>